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02511" style:font-size-asian="12pt" style:font-size-complex="12pt"/>
    </style:style>
    <style:style style:name="P2" style:family="paragraph" style:parent-style-name="Standard">
      <style:text-properties fo:font-size="12pt" officeooo:paragraph-rsid="00002511" style:font-size-asian="12pt" style:font-size-complex="12pt"/>
    </style:style>
    <style:style style:name="T1" style:family="text">
      <style:text-properties officeooo:rsid="00002511"/>
    </style:style>
    <style:style style:name="T2" style:family="text">
      <style:text-properties officeooo:rsid="0001f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tende-se um programa multithreaded que preencha um array comum com o máximo de 10000000 entradas. </text:p>
      <text:p text:style-name="P1"><text:span text:style-name="T1">C</text:span>ada entrada deve ser preenchida com um valor igual ao seu índice. </text:p>
      <text:p text:style-name="P1">Devem ser criados vários threads concorrentes para executar esse preenchimento. </text:p>
      <text:p text:style-name="P1">Após o preenchimento, um último thread deverá verificar a correcção desse preenchimento. </text:p>
      <text:p text:style-name="P1">O número efectivo de posições do array a preencher e o número efectivo de threads devem ser passados como parâmetros ao programa. </text:p>
      <text:p text:style-name="P1"/>
      <text:p text:style-name="P1">Segue-se uma solução utilizando as funções fill() e verify() para os threads de preenchimento e verificação. Além disso toma-se nota do número de posições preenchidas por cada thread fill().</text:p>
      <text:p text:style-name="P1">Os threads partilham globalmente o array <text:span text:style-name="T1">a</text:span> preencher, a posição actual, e o valor de preenchimento actual (que por acaso é igual ao índice actual):</text:p>
      <text:p text:style-name="P1"/>
      <text:p text:style-name="P1">#include &lt;pthread.h&gt; </text:p>
      <text:p text:style-name="P1">#include &lt;stdio.h&gt;</text:p>
      <text:p text:style-name="P1">#include &lt;stdlib.h&gt;</text:p>
      <text:p text:style-name="P1"/>
      <text:p text:style-name="P1">#define MAXPOS 10000000 /* nr. max de posições */</text:p>
      <text:p text:style-name="P1">#define MAXTHRS 100 /* nr. max de threads */</text:p>
      <text:p text:style-name="P1">#define min(a, b) (a)&lt;(b)?(a):(b)</text:p>
      <text:p text:style-name="P1"/>
      <text:p text:style-name="P1">int npos;</text:p>
      <text:p text:style-name="P1">pthread_mutex_t mut=PTHREAD_MUTEX_INITIALIZER; /* mutex para a s.c. */</text:p>
      <text:p text:style-name="P1">int buf[MAXPOS], pos=0, val=0; /* variáveis partilhadas */</text:p>
      <text:p text:style-name="P1"/>
      <text:p text:style-name="P1">void *fill(void *);</text:p>
      <text:p text:style-name="P1">void *verify(void *);</text:p>
      <text:p text:style-name="P1"/>
      <text:p text:style-name="P1">int main(int argc, char *argv[]){</text:p>
      <text:p text:style-name="P1"><text:s text:c="4"/>int k, nthr, count[MAXTHRS]; /* array para contagens */</text:p>
      <text:p text:style-name="P1"><text:s text:c="4"/>pthread_t tidf[MAXTHRS], tidv; /* tid’s dos threads */</text:p>
      <text:p text:style-name="P1"/>
      <text:p text:style-name="P1"><text:s text:c="4"/>if (argc != 3) {</text:p>
      <text:p text:style-name="P1"><text:s text:c="8"/>printf("Usage: fillver &lt;nr_pos&gt; &lt;nr_thrs&gt;\n");</text:p>
      <text:p text:style-name="P1"><text:s text:c="8"/>return 1;</text:p>
      <text:p text:style-name="P1"><text:s text:c="4"/>}</text:p>
      <text:p text:style-name="P1"/>
      <text:p text:style-name="P1"><text:s text:c="5"/>npos = min(atoi(argv[1]), MAXPOS); /* nr. efectivo de posições */</text:p>
      <text:p text:style-name="P1"><text:s text:c="5"/>nthr = min(atoi(argv[2]), MAXTHRS); /* nr. efectivo de threads */</text:p>
      <text:p text:style-name="P1"><text:s text:c="5"/>for (k=0; k&lt;nthr; k++) {</text:p>
      <text:p text:style-name="P1"><text:s text:c="9"/>count[k] = 0; /* criação dos threads fill() */</text:p>
      <text:p text:style-name="P1"><text:s text:c="9"/>pthread_create(&amp;tidf[k], NULL, fill, &amp;count[k]);</text:p>
      <text:p text:style-name="P1"><text:s text:c="5"/>}</text:p>
      <text:p text:style-name="P1"><text:s text:c="5"/>for (k=0; k&lt;nthr; k++) {</text:p>
      <text:p text:style-name="P1"><text:s text:c="9"/>pthread_join(tidf[k], NULL); /* espera pelos threads fill() */</text:p>
      <text:p text:style-name="P1"><text:s text:c="9"/>printf("count[%d] = %d\n", k, count[k]);</text:p>
      <text:p text:style-name="P1"><text:s text:c="5"/>}</text:p>
      <text:p text:style-name="P1"><text:s text:c="5"/>pthread_create(&amp;tidv, NULL, verify, NULL);</text:p>
      <text:p text:style-name="P1"><text:s text:c="5"/>pthread_join(tidv, NULL); /* thread verificador */</text:p>
      <text:p text:style-name="P1"><text:s text:c="5"/>return 0;</text:p>
      <text:p text:style-name="P1">}</text:p>
      <text:p text:style-name="P1"/>
      <text:p text:style-name="P1"><text:soft-page-break/>void *fill(void *nr){</text:p>
      <text:p text:style-name="P1"><text:s text:c="4"/>while (1) {</text:p>
      <text:p text:style-name="P1"><text:s text:c="8"/>pthread_mutex_lock(&amp;mut);</text:p>
      <text:p text:style-name="P1"><text:s text:c="8"/>if (pos &gt;= npos) {</text:p>
      <text:p text:style-name="P1"><text:s text:c="12"/>pthread_mutex_unlock(&amp;mut);</text:p>
      <text:p text:style-name="P1"><text:s text:c="12"/>return NULL;</text:p>
      <text:p text:style-name="P1"><text:s text:c="8"/>}</text:p>
      <text:p text:style-name="P1"><text:s text:c="8"/>buf[pos] = val;</text:p>
      <text:p text:style-name="P1"><text:s text:c="8"/>pos++; val++;</text:p>
      <text:p text:style-name="P1"><text:s text:c="8"/>pthread_mutex_unlock(&amp;mut);</text:p>
      <text:p text:style-name="P1"><text:s text:c="8"/>*(int *)nr += 1;</text:p>
      <text:p text:style-name="P1"><text:s text:c="4"/>}</text:p>
      <text:p text:style-name="P1">}</text:p>
      <text:p text:style-name="P1"/>
      <text:p text:style-name="P1">void *verify(void *arg){</text:p>
      <text:p text:style-name="P1"><text:s text:c="4"/>int k; </text:p>
      <text:p text:style-name="P1"><text:s text:c="4"/>for (k=0; k&lt;npos; k++)<text:span text:style-name="T1">{</text:span></text:p>
      <text:p text:style-name="P1"><text:s text:c="8"/>if (buf[k] != k) /* escreve se encontrar valores errados */</text:p>
      <text:p text:style-name="P1"><text:s text:c="12"/>printf("buf[%d] = %d\n", k, buf[k]);</text:p>
      <text:p text:style-name="P1"><text:s text:c="4"/><text:span text:style-name="T1">}</text:span></text:p>
      <text:p text:style-name="P1"><text:s text:c="4"/>return NULL;</text:p>
      <text:p text:style-name="P1">}</text:p>
      <text:p text:style-name="P1"/>
      <text:p text:style-name="P1">Se tudo correr bem o programa deverá apenas escrever o número de posições preenchidas</text:p>
      <text:p text:style-name="P1">por cada thread fill().</text:p>
      <text:p text:style-name="P1">Experimentar usando por exemplo:</text:p>
      <text:p text:style-name="P1">fillver 1000000 5</text:p>
      <text:p text:style-name="P1">fillver 5000000 5 </text:p>
      <text:p text:style-name="P1">fillver 10000000 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8:18:40.893637104</meta:creation-date>
    <dc:date>2020-06-01T18:28:56.449445595</dc:date>
    <meta:editing-duration>PT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370" meta:character-count="2639" meta:non-whitespace-character-count="2089"/>
  </office:meta>
</office:document-meta>
</file>